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Details01" style:family="table">
      <style:table-properties style:width="16.895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Details01.A" style:family="table-column">
      <style:table-column-properties style:column-width="7.105cm"/>
    </style:style>
    <style:style style:name="TabelleDetails01.B" style:family="table-column">
      <style:table-column-properties style:column-width="9.79cm"/>
    </style:style>
    <style:style style:name="TabelleDetails0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Details01.7" style:family="table-row">
      <style:table-row-properties style:min-row-height="0.302cm"/>
    </style:style>
    <style:style style:name="TabelleDetails01.B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DetailsRegelstudienzeiterhoehung" style:family="table">
      <style:table-properties table:align="margins"/>
    </style:style>
    <style:style style:name="TabelleDetailsRegelstudienzeiterhoehung.A" style:family="table-column">
      <style:table-column-properties style:rel-column-width="33542*"/>
    </style:style>
    <style:style style:name="TabelleDetailsRegelstudienzeiterhoehung.B" style:family="table-column">
      <style:table-column-properties style:rel-column-width="31993*"/>
    </style:style>
    <style:style style:name="TabelleDetailsRegelstudienzeiterhoehung.A1" style:family="table-cell">
      <style:table-cell-properties style:writing-mode="page"/>
    </style:style>
    <style:style style:name="TabelleDetails02" style:family="table">
      <style:table-properties style:width="17cm" table:align="margins"/>
    </style:style>
    <style:style style:name="TabelleDetails02.A" style:family="table-column">
      <style:table-column-properties style:column-width="7.105cm" style:rel-column-width="27388*"/>
    </style:style>
    <style:style style:name="TabelleDetails02.B" style:family="table-column">
      <style:table-column-properties style:column-width="9.895cm" style:rel-column-width="38147*"/>
    </style:style>
    <style:style style:name="TabelleDetails02.A1" style:family="table-cell">
      <style:table-cell-properties style:writing-mode="page"/>
    </style:style>
    <style:style style:name="TabelleDetails02.3" style:family="table-row">
      <style:table-row-properties style:min-row-height="0.683cm"/>
    </style:style>
    <style:style style:name="P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en" fo:country="GB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" style:family="paragraph" style:parent-style-name="Heading_20_1">
      <style:text-properties fo:color="#3465a4" loext:opacity="100%" style:font-name="Carlito" fo:font-size="18pt" fo:language="en" fo:country="GB" officeooo:paragraph-rsid="00e91e73" style:font-size-asian="18pt" style:font-size-complex="18pt"/>
    </style:style>
    <style:style style:name="P3" style:family="paragraph" style:parent-style-name="Heading_20_1" style:list-style-name="">
      <style:paragraph-properties fo:margin-top="0cm" fo:margin-bottom="0cm" style:contextual-spacing="false"/>
      <style:text-properties style:font-name="Carlito" fo:font-size="12pt" fo:language="en" fo:country="GB" officeooo:paragraph-rsid="00e91e73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fo:color="#000000" loext:opacity="100%" style:text-outline="false" style:text-line-through-style="none" style:text-line-through-type="none" style:font-name="Carlito" fo:font-size="6pt" fo:language="en" fo:country="GB" fo:font-style="normal" fo:text-shadow="none" style:text-underline-style="none" fo:font-weight="bold" officeooo:rsid="00e91e73" officeooo:paragraph-rsid="01435040" style:font-name-asian="Arial Unicode MS" style:font-size-asian="5.25pt" style:language-asian="de" style:country-asian="DE" style:font-style-asian="normal" style:font-weight-asian="bold" style:font-name-complex="Mangal1" style:font-size-complex="6pt" style:language-complex="ar" style:country-complex="SA" style:font-style-complex="normal" style:font-weight-complex="bold" style:text-overline-style="none" style:text-overline-color="font-color"/>
    </style:style>
    <style:style style:name="P5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6d7a2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54c7fe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0464b33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7155a9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1" style:family="paragraph" style:parent-style-name="Table_20_Contents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49e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c0fb1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8525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cca16e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Carlito" fo:font-size="10pt" fo:language="en" fo:country="GB" fo:font-weight="normal" officeooo:paragraph-rsid="015c9c1c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8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paragraph-rsid="01308f3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.101cm" fo:margin-bottom="0.101cm" style:contextual-spacing="false" style:writing-mode="lr-tb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officeooo:rsid="016b17c8" officeooo:paragraph-rsid="016b17c8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3" style:family="paragraph" style:parent-style-name="Heading_20_1">
      <loext:graphic-properties draw:fill="none"/>
      <style:paragraph-properties fo:margin-left="0cm" fo:margin-right="0.7cm" fo:margin-top="0.101cm" fo:margin-bottom="0.101cm" style:contextual-spacing="false" fo:text-align="start" style:justify-single-word="false" fo:text-indent="0cm" style:auto-text-indent="false" fo:background-color="transparent" fo:keep-with-next="always" style:text-autospace="ideograph-alpha" style:vertical-align="auto"/>
      <style:text-properties style:font-name="Carlito" fo:font-size="10pt" fo:language="en" fo:country="GB" fo:font-weight="normal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top="0.101cm" fo:margin-bottom="0.101cm" style:contextual-spacing="false" style:writing-mode="lr-tb"/>
      <style:text-properties style:font-name="Carlito" fo:font-size="10pt" fo:language="en" fo:country="GB" fo:font-weight="normal" officeooo:paragraph-rsid="01722307" style:font-size-asian="10pt" style:language-asian="de" style:country-asian="DE" style:font-weight-asian="normal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style:font-size-asian="10pt" style:font-weight-asian="normal" style:font-size-complex="10pt" style:font-weight-complex="normal"/>
    </style:style>
    <style:style style:name="P26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Standard">
      <style:paragraph-properties fo:line-height="100%">
        <style:tab-stops>
          <style:tab-stop style:position="5.491cm"/>
        </style:tab-stops>
      </style:paragraph-properties>
      <style:text-properties style:font-name="Carlito" fo:font-size="10pt" fo:language="en" fo:country="GB" fo:font-weight="normal" officeooo:rsid="01349e99" officeooo:paragraph-rsid="01462146" style:font-name-asian="Arial Unicode MS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paragraph-rsid="01349e99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Text_20_body">
      <style:paragraph-properties fo:margin-left="0cm" fo:margin-top="0.101cm" fo:margin-bottom="0.101cm" style:contextual-spacing="false" fo:text-indent="0cm" style:auto-text-indent="false"/>
      <style:text-properties style:font-name="Carlito" fo:font-size="10pt" fo:language="en" fo:country="GB" fo:font-weight="normal" officeooo:rsid="015ecd23" officeooo:paragraph-rsid="015ecd23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margin-top="0.101cm" fo:margin-bottom="0.101cm" style:contextual-spacing="false"/>
      <style:text-properties style:font-name="Carlito" fo:font-size="10pt" fo:language="en" fo:country="GB" fo:font-weight="normal" officeooo:paragraph-rsid="0143f2bf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arlito" fo:font-size="6pt" fo:language="en" fo:country="GB" style:font-size-asian="5.25pt" style:font-size-complex="6pt"/>
    </style:style>
    <style:style style:name="P33" style:family="paragraph" style:parent-style-name="Standard">
      <style:text-properties fo:color="#000000" loext:opacity="100%" style:text-outline="false" style:text-line-through-style="none" style:text-line-through-type="none" style:font-name="Carlito" fo:font-size="8pt" fo:language="en" fo:country="GB" fo:font-style="normal" fo:text-shadow="none" style:text-underline-style="none" fo:font-weight="normal" officeooo:rsid="00464b33" officeooo:paragraph-rsid="016b17c8" style:font-name-asian="Courier New" style:font-size-asian="8pt" style:language-asian="de" style:country-asian="DE" style:font-style-asian="normal" style:font-weight-asian="normal" style:font-name-complex="Courier New" style:font-size-complex="8pt" style:language-complex="ar" style:country-complex="SA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fo:color="#1256a4" loext:opacity="100%" style:font-name="Carlito" fo:font-size="10pt" fo:language="en" fo:country="GB" style:text-underline-style="none" fo:font-weight="normal" officeooo:rsid="0133f05b" fo:background-color="transparent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1" style:family="text">
      <style:text-properties officeooo:rsid="01349e99"/>
    </style:style>
    <style:style style:name="T2" style:family="text">
      <style:text-properties fo:font-size="16pt" officeooo:rsid="016b17c8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14c8e31"/>
    </style:style>
    <style:style style:name="T5" style:family="text">
      <style:text-properties officeooo:rsid="01706a75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4c8e31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159b87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e91e73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32763b" style:font-name-asian="Arial Unicode MS" style:language-asian="de" style:country-asian="DE" style:font-style-asian="normal" style:font-weight-asian="bold" style:font-name-complex="Mangal1" style:language-complex="ar" style:country-complex="SA" style:font-style-complex="normal" style:font-weight-complex="bold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1706a75" style:font-name-asian="Arial Unicode MS" style:language-asian="de" style:country-asian="DE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T13" style:family="text">
      <style:text-properties style:language-asian="de" style:country-asian="DE" style:font-name-complex="Times New Roman" style:language-complex="ar" style:country-complex="SA"/>
    </style:style>
    <style:style style:name="T14" style:family="text">
      <style:text-properties style:language-asian="de" style:country-asian="DE" style:language-complex="ar" style:country-complex="SA"/>
    </style:style>
    <style:style style:name="T15" style:family="text">
      <style:text-properties officeooo:rsid="0142b6e1" style:language-asian="de" style:country-asian="DE" style:language-complex="ar" style:country-complex="SA"/>
    </style:style>
    <style:style style:name="T16" style:family="text">
      <style:text-properties fo:background-color="transparent" loext:char-shading-value="0" style:language-asian="de" style:country-asian="DE" style:language-complex="ar" style:country-complex="SA"/>
    </style:style>
    <style:style style:name="T17" style:family="text">
      <style:text-properties officeooo:rsid="016bbe4c" style:language-asian="de" style:country-asian="DE" style:language-complex="ar" style:country-complex="SA"/>
    </style:style>
    <style:style style:name="T18" style:family="text">
      <style:text-properties officeooo:rsid="016bbe4c" style:language-asian="de" style:country-asian="DE" style:font-name-complex="Times New Roman" style:language-complex="ar" style:country-complex="SA"/>
    </style:style>
    <style:style style:name="T19" style:family="text">
      <style:text-properties officeooo:rsid="016bbe4c" fo:background-color="transparent" loext:char-shading-value="0" style:language-asian="de" style:country-asian="DE" style:language-complex="ar" style:country-complex="SA"/>
    </style:style>
    <style:style style:name="T20" style:family="text">
      <style:text-properties officeooo:rsid="01a85d40" style:language-asian="de" style:country-asian="DE" style:language-complex="ar" style:country-complex="SA"/>
    </style:style>
    <style:style style:name="T21" style:family="text">
      <style:text-properties officeooo:rsid="01a85d40" style:language-asian="de" style:country-asian="DE" style:font-name-complex="Times New Roman" style:language-complex="ar" style:country-complex="SA"/>
    </style:style>
    <style:style style:name="T22" style:family="text">
      <style:text-properties officeooo:rsid="00464b33" style:font-name-asian="Arial1" style:language-asian="de" style:country-asian="DE" style:font-name-complex="Times New Roman" style:language-complex="ar" style:country-complex="SA"/>
    </style:style>
    <style:style style:name="T23" style:family="text">
      <style:text-properties officeooo:rsid="004844fb" style:font-name-asian="Arial1" style:language-asian="de" style:country-asian="DE" style:font-name-complex="Times New Roman" style:language-complex="ar" style:country-complex="SA"/>
    </style:style>
    <style:style style:name="T24" style:family="text">
      <style:text-properties officeooo:rsid="0142b6e1"/>
    </style:style>
    <style:style style:name="T25" style:family="text">
      <style:text-properties style:font-name-complex="Times New Roman"/>
    </style:style>
    <style:style style:name="T26" style:family="text">
      <style:text-properties officeooo:rsid="017155a9"/>
    </style:style>
    <style:style style:name="T27" style:family="text">
      <style:text-properties officeooo:rsid="01308f38"/>
    </style:style>
    <style:style style:name="T28" style:family="text">
      <style:text-properties officeooo:rsid="016bbe4c"/>
    </style:style>
    <style:style style:name="T29" style:family="text">
      <style:text-properties officeooo:rsid="016b17c8" style:font-name-asian="Arial1" style:language-asian="de" style:country-asian="DE" style:font-name-complex="Times New Roman" style:language-complex="ar" style:country-complex="SA"/>
    </style:style>
    <style:style style:name="T30" style:family="text">
      <style:text-properties officeooo:rsid="0043ef01" style:font-name-asian="Arial1" style:language-asian="de" style:country-asian="DE" style:font-name-complex="Times New Roman" style:language-complex="ar" style:country-complex="SA"/>
    </style:style>
    <style:style style:name="T31" style:family="text">
      <style:text-properties officeooo:rsid="01349e99" style:font-name-asian="Arial1" style:language-asian="de" style:country-asian="DE" style:font-name-complex="Times New Roman" style:language-complex="ar" style:country-complex="SA"/>
    </style:style>
    <style:style style:name="T32" style:family="text">
      <style:text-properties officeooo:rsid="0186b12e" style:font-name-asian="Arial1" style:language-asian="de" style:country-asian="DE" style:font-name-complex="Times New Roman" style:language-complex="ar" style:country-complex="SA"/>
    </style:style>
    <style:style style:name="T33" style:family="text">
      <style:text-properties officeooo:rsid="01c76667"/>
    </style:style>
    <style:style style:name="T34" style:family="text">
      <style:text-properties officeooo:rsid="01c72485"/>
    </style:style>
    <style:style style:name="T35" style:family="text">
      <style:text-properties officeooo:rsid="01c5f8cc"/>
    </style:style>
    <style:style style:name="T36" style:family="text">
      <style:text-properties officeooo:rsid="01b5e270"/>
    </style:style>
    <style:style style:name="T37" style:family="text">
      <style:text-properties officeooo:rsid="01ce11cd" style:font-name-complex="Times New Roman"/>
    </style:style>
    <style:style style:name="T38" style:family="text">
      <style:text-properties officeooo:rsid="01b70c79"/>
    </style:style>
    <style:style style:name="T39" style:family="text">
      <style:text-properties officeooo:rsid="01b70c79" style:font-name-complex="Times New Roman"/>
    </style:style>
    <style:style style:name="T40" style:family="text">
      <style:text-properties officeooo:rsid="01667f49" style:font-name-asian="Arial1" style:language-asian="de" style:country-asian="DE" style:font-name-complex="Times New Roman" style:language-complex="ar" style:country-complex="SA"/>
    </style:style>
    <style:style style:name="T41" style:family="text">
      <style:text-properties officeooo:rsid="016d7a2f" style:font-name-asian="Arial1" style:language-asian="de" style:country-asian="DE" style:font-name-complex="Times New Roman" style:language-complex="ar" style:country-complex="SA"/>
    </style:style>
    <style:style style:name="T42" style:family="text">
      <style:text-properties officeooo:rsid="016b17c8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173356f" fo:background-color="transparent" loext:char-shading-value="0"/>
    </style:style>
    <style:style style:name="T45" style:family="text">
      <style:text-properties officeooo:rsid="01764827" fo:background-color="transparent" loext:char-shading-value="0"/>
    </style:style>
    <style:style style:name="T46" style:family="text">
      <style:text-properties officeooo:rsid="0164b23d"/>
    </style:style>
    <style:style style:name="T47" style:family="text">
      <style:text-properties officeooo:rsid="014bebdc"/>
    </style:style>
    <style:style style:name="T48" style:family="text">
      <style:text-properties officeooo:rsid="014f0ea7"/>
    </style:style>
    <style:style style:name="T49" style:family="text">
      <style:text-properties officeooo:rsid="01462146"/>
    </style:style>
    <style:style style:name="T50" style:family="text">
      <style:text-properties fo:color="#000000" loext:opacity="100%" officeooo:rsid="016b17c8" style:font-name-asian="Courier New" style:language-asian="de" style:country-asian="DE" style:font-name-complex="Courier New" style:language-complex="ar" style:country-complex="SA"/>
    </style:style>
    <style:style style:name="T51" style:family="text">
      <style:text-properties officeooo:rsid="004abb6e" style:font-name-asian="Arial1" style:language-asian="de" style:country-asian="DE" style:font-name-complex="Times New Roman" style:language-complex="ar" style:country-complex="SA"/>
    </style:style>
    <style:style style:name="T52" style:family="text">
      <style:text-properties fo:color="#1256a4" loext:opacity="100%" style:text-underline-style="none" fo:font-weight="normal" officeooo:rsid="0133f05b" fo:background-color="transparent" loext:char-shading-value="0" style:font-name-asian="Microsoft YaHei" style:language-asian="de" style:country-asian="DE" style:font-weight-asian="bold" style:font-name-complex="Mangal1" style:language-complex="ar" style:country-complex="SA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-&gt;tubaf/stu/common/topWithAddressEN.odt</text:p>
      <text:h text:style-name="P2" text:outline-level="1"><text:span text:style-name="T1">Certificate of enrolment </text:span><text:span text:style-name="T2">and student status in accordance</text:span><text:span text:style-name="T3"> §9 BAföG</text:span></text:h>
      <table:table table:name="TabelleDetails01" table:style-name="TabelleDetails01" table:template-name="Standardvorlage">
        <table:table-column table:style-name="TabelleDetails01.A"/>
        <table:table-column table:style-name="TabelleDetails01.B"/>
        <table:table-row>
          <table:table-cell table:style-name="TabelleDetails01.A1" table:number-columns-spanned="2" office:value-type="string">
            <text:h text:style-name="P3" text:outline-level="1">$$<text:span text:style-name="T4">ReportAkt</text:span>SemL <text:span text:style-name="T5">(</text:span><text:span text:style-name="T6">$$fdate(</text:span><text:span text:style-name="T7">$$!{</text:span><text:span text:style-name="T8">ReportAkt</text:span><text:span text:style-name="T7">SemAnf}</text:span><text:span text:style-name="T9">, 'dd.MM.yyyy')</text:span><text:span text:style-name="T10"> </text:span><text:span text:style-name="T11">to</text:span><text:span text:style-name="T10"> </text:span><text:span text:style-name="T6">$$fdate(</text:span><text:span text:style-name="T7">$$!{</text:span><text:span text:style-name="T8">ReportAkt</text:span><text:span text:style-name="T7">SemEnd}</text:span><text:span text:style-name="T9">, 'dd.MM.yyyy')</text:span><text:span text:style-name="T12">)</text:span></text:h>
            <text:p text:style-name="P4"/>
          </table:table-cell>
          <table:covered-table-cell/>
        </table:table-row>
        <table:table-row>
          <table:table-cell table:style-name="TabelleDetails01.A1" office:value-type="string">
            <text:h text:style-name="P5" text:outline-level="1"><text:span text:style-name="T1">Lecture period</text:span>:</text:h>
          </table:table-cell>
          <table:table-cell table:style-name="TabelleDetails01.A1" office:value-type="string">
            <text:p text:style-name="P6"><text:span text:style-name="T13">$$fdate(</text:span><text:span text:style-name="T14">$$!</text:span><text:span text:style-name="T15">{</text:span><text:span text:style-name="T16">Report</text:span><text:span text:style-name="T14">AktVorlesAnf</text:span><text:span text:style-name="T15">}</text:span><text:span text:style-name="T13">, 'dd.MM.yyyy')</text:span><text:span text:style-name="T14"> </text:span><text:span text:style-name="T17">to </text:span><text:span text:style-name="T18">$$fdate(</text:span><text:span text:style-name="T17">$$!</text:span><text:span text:style-name="T15">{</text:span><text:span text:style-name="T19">Report</text:span><text:span text:style-name="T17">AktVorles</text:span><text:span text:style-name="T20">End</text:span><text:span text:style-name="T15">}</text:span><text:span text:style-name="T21">, 'dd.MM.yyyy')</text:span></text:p>
          </table:table-cell>
        </table:table-row>
        <table:table-row>
          <table:table-cell table:style-name="TabelleDetails01.A1" office:value-type="string">
            <text:p text:style-name="P7"><text:span text:style-name="T22">Surname,</text:span><text:span text:style-name="T13"> </text:span><text:span text:style-name="T22">F</text:span><text:span text:style-name="T23">ir</text:span><text:span text:style-name="T22">st name:</text:span></text:p>
          </table:table-cell>
          <table:table-cell table:style-name="TabelleDetails01.A1" office:value-type="string">
            <text:p text:style-name="P8">$$!<text:span text:style-name="T24">{</text:span>AkadGrad<text:span text:style-name="T24">}</text:span> $$!<text:span text:style-name="T24">{</text:span>AntiZus<text:span text:style-name="T24">}</text:span> $$<text:span text:style-name="T24">{</text:span>Nachname<text:span text:style-name="T24">}</text:span>, $$<text:span text:style-name="T24">{</text:span>Vorname<text:span text:style-name="T24">}</text:span></text:p>
          </table:table-cell>
        </table:table-row>
        <table:table-row>
          <table:table-cell table:style-name="TabelleDetails01.A1" office:value-type="string">
            <text:p text:style-name="P9">Date of birth / Place of birth:</text:p>
          </table:table-cell>
          <table:table-cell table:style-name="TabelleDetails01.A1" office:value-type="string">
            <text:p text:style-name="P10"><text:span text:style-name="T25">$$fdate(</text:span>$$!{GebDat}<text:span text:style-name="T25">, 'dd.MM.yyyy')</text:span> / $$!<text:span text:style-name="T26">{</text:span>GebOrt<text:span text:style-name="T26">}</text:span> </text:p>
          </table:table-cell>
        </table:table-row>
        <table:table-row>
          <table:table-cell table:style-name="TabelleDetails01.A1" office:value-type="string">
            <text:h text:style-name="P5" text:outline-level="1"><text:span text:style-name="T27">Gender </text:span>/ <text:span text:style-name="T27">Nationality</text:span>:</text:h>
          </table:table-cell>
          <table:table-cell table:style-name="TabelleDetails01.A1" office:value-type="string">
            <text:p text:style-name="P11">$${Geschl} / $${Staat}</text:p>
          </table:table-cell>
        </table:table-row>
        <table:table-row>
          <table:table-cell table:style-name="TabelleDetails01.A1" office:value-type="string">
            <text:p text:style-name="P9"><text:span text:style-name="T28">Student r</text:span>egistration number:</text:p>
          </table:table-cell>
          <table:table-cell table:style-name="TabelleDetails01.A1" office:value-type="string">
            <text:p text:style-name="P8">$$!{Mtknr}</text:p>
          </table:table-cell>
        </table:table-row>
        <table:table-row table:style-name="TabelleDetails01.7">
          <table:table-cell table:style-name="TabelleDetails01.A1" office:value-type="string">
            <text:p text:style-name="P12"><text:span text:style-name="T29">First</text:span><text:span text:style-name="T30"> enrolment </text:span><text:span text:style-name="T31">in </text:span><text:span text:style-name="T29">Germany </text:span><text:span text:style-name="T32">or</text:span><text:span text:style-name="T31"> abroad:</text:span></text:p>
          </table:table-cell>
          <table:table-cell table:style-name="TabelleDetails01.A1" office:value-type="string">
            <text:p text:style-name="P13">$if('$$!{ErstSemBRDD}'=='',$if('$$!{studyBefore.FirstTerm.TermType.Defaulttext}'=='','<text:span text:style-name="T33">$</text:span>$org.apache.commons.lang.StringUtils.replace<text:span text:style-name="T34">(</text:span>'$${allStudiesOrderedByTime[0].Period.Longtext}','Sommersemester','<text:span text:style-name="T35">s</text:span>ummer semester'<text:span text:style-name="T34">)'</text:span>,'$$!{studyBefore.FirstTerm.TermType.Defaulttext} $$Erst<text:span text:style-name="T36">Jahr'</text:span>), $if($$ErstJahrBRD&lt;$$ErstJahr,'<text:span text:style-name="T25">$$dataSelection.</text:span><text:span text:style-name="T37">erstSem</text:span><text:span text:style-name="T25">Brd[0].En</text:span><text:span text:style-name="T37">Erst</text:span><text:span text:style-name="T25">SemBrd</text:span> <text:span text:style-name="T36">$$ErstJahrBRD</text:span>',$if($$ErstJahrBRD==$$ErstJahr,$if($$ErstTermBRD&lt;$$ErstTerm,'<text:span text:style-name="T25">$$dataSelection.</text:span><text:span text:style-name="T37">erstSem</text:span><text:span text:style-name="T25">Brd[0].EnSemBrd</text:span>' $$Erst<text:span text:style-name="T38">Jahr</text:span>BRD,$if('$$!{ErstSemD}'=='','<text:span text:style-name="T33">$</text:span>$org.apache.commons.lang.StringUtils.replace<text:span text:style-name="T34">(</text:span>'$${allStudiesOrderedByTime[0].Period.Longtext}','Sommersemester','<text:span text:style-name="T35">s</text:span>ummer semester'<text:span text:style-name="T34">)'</text:span>,'$$!{studyBefore.FirstTerm.TermType.Defaulttext} $$Erst<text:span text:style-name="T36">Jahr</text:span>')), '$$!{studyBefore.FirstTerm.TermType.Defaulttext} $$ErstJahr')))</text:p>
          </table:table-cell>
        </table:table-row>
        <table:table-row table:style-name="TabelleDetails01.7">
          <table:table-cell table:style-name="TabelleDetails01.A1" office:value-type="string">
            <text:p text:style-name="P14"><text:span text:style-name="T29">First</text:span><text:span text:style-name="T30"> enrolment </text:span><text:span text:style-name="T31">in </text:span><text:span text:style-name="T29">Germany:</text:span></text:p>
          </table:table-cell>
          <table:table-cell table:style-name="TabelleDetails01.A1" office:value-type="string">
            <text:p text:style-name="P15">$if('$$!{ErstSemBRDD}' == '',$if('$$!ErstSemHsD' == '',$$fdate($${AllStudyPeriods[0].ProgressPeriod.Startdate}, 'dd.MM.yyyy'),'$$org.apache.commons.lang.StringUtils.replace('$$!{ErstSemHsD}','Sommersemester','<text:span text:style-name="T35">s</text:span>ummer semester')'),'<text:span text:style-name="T25">$$dataSelection.</text:span><text:span text:style-name="T37">erstSem</text:span><text:span text:style-name="T25">Brd[0].En</text:span><text:span text:style-name="T37">ErstSemB</text:span><text:span text:style-name="T25">rd $$Erst</text:span><text:span text:style-name="T39">Jahr</text:span><text:span text:style-name="T25">BRD</text:span>')</text:p>
          </table:table-cell>
        </table:table-row>
        <table:table-row table:style-name="TabelleDetails01.7">
          <table:table-cell table:style-name="TabelleDetails01.A1" office:value-type="string">
            <text:p text:style-name="P16"><text:span text:style-name="T40">Start of university studies at the </text:span><text:span text:style-name="T41">TUBAF</text:span><text:span text:style-name="T13">:</text:span></text:p>
          </table:table-cell>
          <table:table-cell table:style-name="TabelleDetails01.A1" office:value-type="string">
            <text:p text:style-name="P17">$$fdate($${AllStudyPeriods[0].ProgressPeriod.Startdate}, 'dd.MM.yyyy')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42">Student s</text:span>tatus:</text:h>
          </table:table-cell>
          <table:table-cell table:style-name="TabelleDetails01.A1" office:value-type="string">
            <text:p text:style-name="P18">$$!{Status}</text:p>
          </table:table-cell>
        </table:table-row>
        <table:table-row table:style-name="TabelleDetails01.7">
          <table:table-cell table:style-name="TabelleDetails01.A1" office:value-type="string">
            <text:p text:style-name="P19">Auditing status:</text:p>
          </table:table-cell>
          <table:table-cell table:style-name="TabelleDetails01.A1" office:value-type="string">
            <text:p text:style-name="P20">$$!{HoerStatus}</text:p>
          </table:table-cell>
        </table:table-row>
        <table:table-row table:style-name="TabelleDetails01.7">
          <table:table-cell table:style-name="TabelleDetails01.A1" office:value-type="string">
            <text:p text:style-name="P21">Course type:</text:p>
          </table:table-cell>
          <table:table-cell table:style-name="TabelleDetails01.A1" office:value-type="string">
            <text:p text:style-name="P22">$$!{<text:span text:style-name="T42">StuTyp</text:span>}</text:p>
          </table:table-cell>
        </table:table-row>
        <table:table-row table:style-name="TabelleDetails01.7">
          <table:table-cell table:style-name="TabelleDetails01.A1" office:value-type="string">
            <text:h text:style-name="P23" text:outline-level="1"><text:span text:style-name="T5">Degree</text:span><text:span text:style-name="T1"> </text:span><text:span text:style-name="T42">type</text:span>:</text:h>
          </table:table-cell>
          <table:table-cell table:style-name="TabelleDetails01.A1" office:value-type="string">
            <text:p text:style-name="P24"><text:span text:style-name="T43">$$!</text:span><text:span text:style-name="T44">{</text:span><text:span text:style-name="T43">Abschl</text:span><text:span text:style-name="T45">D</text:span><text:span text:style-name="T44">}</text:span></text:p>
          </table:table-cell>
        </table:table-row>
        <table:table-row table:style-name="TabelleDetails01.7">
          <table:table-cell table:style-name="TabelleDetails01.A1" office:value-type="string">
            <text:h text:style-name="P5" text:outline-level="1"><text:span text:style-name="T1">Course of stud</text:span><text:span text:style-name="T42">y</text:span>:</text:h>
          </table:table-cell>
          <table:table-cell table:style-name="TabelleDetails01.A1" office:value-type="string">
            <text:p text:style-name="P25">$$!{<text:span text:style-name="T46">Fach</text:span><text:span text:style-name="T47">L</text:span>}</text:p>
          </table:table-cell>
        </table:table-row>
        <table:table-row table:style-name="TabelleDetails01.7">
          <table:table-cell table:style-name="TabelleDetails01.A1" office:value-type="string">
            <text:h text:style-name="P26" text:outline-level="1"><text:span text:style-name="T42">Standard period</text:span> of semesters:</text:h>
          </table:table-cell>
          <table:table-cell table:style-name="TabelleDetails01.A1" office:value-type="string">
            <text:p text:style-name="P25"><text:conditional-text text:condition="ooow:$$!{RegStudZ|0}&gt;=50" text:string-value-if-true="not applicable" text:string-value-if-false="$$!{RegStudZ">not applicable</text:conditional-text></text:p>
          </table:table-cell>
        </table:table-row>
        <table:table-row table:style-name="TabelleDetails01.7">
          <table:table-cell table:style-name="TabelleDetails01.A1" office:value-type="string">
            <text:h text:style-name="P27" text:outline-level="1"><text:span text:style-name="T42">Individualised standard period</text:span> of semesters<text:span text:style-name="T48">*</text:span>:</text:h>
          </table:table-cell>
          <table:table-cell table:style-name="TabelleDetails01.B16" office:value-type="string">
            <text:p text:style-name="P28"><text:conditional-text text:condition="ooow:$$!{IndRegStudZ|0}&gt;=50" text:string-value-if-true="not applicable" text:string-value-if-false="$$!{IndRegStudZ}">not applicable</text:conditional-text></text:p>
          </table:table-cell>
        </table:table-row>
      </table:table>
      <text:section text:style-name="Sect1" text:name="Regelstudienzeiterhoehung" text:condition="ooow:1==1" text:is-hidden="true" text:display="condition">
        <table:table table:name="TabelleDetailsRegelstudienzeiterhoehung" table:style-name="TabelleDetailsRegelstudienzeiterhoehung">
          <table:table-column table:style-name="TabelleDetailsRegelstudienzeiterhoehung.A"/>
          <table:table-column table:style-name="TabelleDetailsRegelstudienzeiterhoehung.B"/>
          <table:table-row>
            <table:table-cell table:style-name="TabelleDetailsRegelstudienzeiterhoehung.A1" office:value-type="string">
              <text:h text:style-name="P29" text:outline-level="1"><text:span text:style-name="T1">Increase of </text:span><text:span text:style-name="T49">r</text:span><text:span text:style-name="T1">egular number of semesters </text:span><text:span text:style-name="T49">by request</text:span><text:span text:style-name="T1"> </text:span>/Gremiensemester:</text:h>
              <text:p text:style-name="P30">Generell ausgeblendet, sonst mit Formel:<text:line-break/>"$$!request.RequestsForRegularDurationOfStudyIncrease[0].IncreasedNumberOfSemesters"==""</text:p>
            </table:table-cell>
            <table:table-cell table:style-name="TabelleDetailsRegelstudienzeiterhoehung.A1" office:value-type="string">
              <text:p text:style-name="P31">$$!request.RequestsForRegularDurationOfStudyIncrease[0].IncreasedNumberOfSemesters</text:p>
            </table:table-cell>
          </table:table-row>
        </table:table>
      </text:section>
      <table:table table:name="TabelleDetails02" table:style-name="TabelleDetails02">
        <table:table-column table:style-name="TabelleDetails02.A"/>
        <table:table-column table:style-name="TabelleDetails02.B"/>
        <table:table-row>
          <table:table-cell table:style-name="TabelleDetails02.A1" office:value-type="string">
            <text:h text:style-name="P5" text:outline-level="1"><text:span text:style-name="T42">Semesters on selected course</text:span>:</text:h>
          </table:table-cell>
          <table:table-cell table:style-name="TabelleDetails02.A1" office:value-type="string">
            <text:p text:style-name="P22">$$!{FachSem}</text:p>
          </table:table-cell>
        </table:table-row>
        <table:table-row>
          <table:table-cell table:style-name="TabelleDetails02.A1" office:value-type="string">
            <text:p text:style-name="P16"><text:span text:style-name="T50">Total number of university semesters</text:span><text:span text:style-name="T13">:</text:span></text:p>
          </table:table-cell>
          <table:table-cell table:style-name="TabelleDetails02.A1" office:value-type="string">
            <text:p text:style-name="P25">$$!{Hssem}</text:p>
          </table:table-cell>
        </table:table-row>
        <table:table-row table:style-name="TabelleDetails02.3">
          <table:table-cell table:style-name="TabelleDetails02.A1" office:value-type="string">
            <text:p text:style-name="P16"><text:span text:style-name="T22">Semester</text:span><text:span text:style-name="T29">(</text:span><text:span text:style-name="T51">s</text:span><text:span text:style-name="T29">)</text:span><text:span text:style-name="T22"> of leave</text:span><text:span text:style-name="T13">:</text:span></text:p>
          </table:table-cell>
          <table:table-cell table:style-name="TabelleDetails02.A1" office:value-type="string">
            <text:p text:style-name="P25">$$!{UrlSem}</text:p>
          </table:table-cell>
        </table:table-row>
        <text:soft-page-break/>
        <table:table-row table:style-name="TabelleDetails02.3">
          <table:table-cell table:style-name="TabelleDetails02.A1" office:value-type="string">
            <text:h text:style-name="P5" text:outline-level="1"><text:span text:style-name="T42">Preparatory semester(s)</text:span>:</text:h>
          </table:table-cell>
          <table:table-cell table:style-name="TabelleDetails02.A1" office:value-type="string">
            <text:p text:style-name="P25">$$!{Kollegsem}</text:p>
          </table:table-cell>
        </table:table-row>
      </table:table>
      <text:p text:style-name="P32"><text:span text:style-name="T52"/></text:p>
      <text:p text:style-name="P33">* The individual standard period of <text:span text:style-name="T42">semesters</text:span> (e.g. <text:span text:style-name="T42">due to work on a board,</text:span> study<text:span text:style-name="T42">ing</text:span> part-time, <text:span text:style-name="T42">the </text:span>COVID-19 pandemic, etc.) may differ from the standard period of study </text:p>
      <text:p text:style-name="P34">$-&gt;tubaf/common/verificationWithDisclaimerEN.od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fo:hyphenation-keep="auto" loext:hyphenation-keep-type="column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fo:language="de" fo:country="D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fo:color="#1256a4" loext:opacity="100%" style:font-name="Carlito" fo:font-size="10pt" fo:language="en" fo:country="GB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$-&gt;tubaf/common/headerWithLogoEN.odt</text:p>
      </style:header>
      <style:footer>
        <text:p text:style-name="MP1">$-&gt;tubaf/common/footerWithLabel.odt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6-03T10:46:00</meta:creation-date>
    <dc:date>2025-12-12T15:30:09.550241400</dc:date>
    <meta:generator>LibreOffice/25.2.7.2$Windows_X86_64 LibreOffice_project/5cbfd1ab6520636bb5f7b99185aa69bd7456825d</meta:generator>
    <meta:editing-duration>P8DT10H6M1S</meta:editing-duration>
    <meta:editing-cycles>604</meta:editing-cycles>
    <meta:document-statistic meta:table-count="3" meta:image-count="0" meta:object-count="0" meta:page-count="2" meta:paragraph-count="45" meta:word-count="167" meta:character-count="2467" meta:non-whitespace-character-count="2343"/>
  </office:meta>
</office:document-meta>
</file>